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00B050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 fo:background-color="#FF0000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8">
            <text:p>Risk Matrix - Probability and Impact Scoring</text:p>
          </table:table-cell>
          <table:covered-table-cell table:number-columns-repeated="6"/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2" table:style-name="ce8">
            <text:p>Probability</text:p>
          </table:table-cell>
          <table:covered-table-cell/>
          <table:table-cell office:value-type="string" table:number-columns-spanned="5" table:number-rows-spanned="1" table:style-name="ce9">
            <text:p>Impacts</text:p>
          </table:table-cell>
          <table:covered-table-cell table:number-columns-repeated="4"/>
          <table:table-cell table:style-name="ce1"/>
          <table:table-cell table:style-name="ce3"/>
          <table:table-cell table:number-columns-repeated="16375"/>
        </table:table-row>
        <table:table-row table:style-name="ro3">
          <table:covered-table-cell/>
          <table:covered-table-cell/>
          <table:table-cell office:value-type="string" table:style-name="ce4">
            <text:p>Very low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Very High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2" table:number-rows-spanned="1" table:style-name="ce10">
            <text:p>Very High %</text:p>
          </table:table-cell>
          <table:covered-table-cell/>
          <table:table-cell office:value-type="float" office:value="5" table:style-name="ce5">
            <text:p>5</text:p>
          </table:table-cell>
          <table:table-cell office:value-type="float" office:value="9" table:style-name="ce6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36" table:style-name="ce7">
            <text:p>36</text:p>
          </table:table-cell>
          <table:table-cell office:value-type="float" office:value="72" table:style-name="ce7">
            <text:p>72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2" table:number-rows-spanned="1" table:style-name="ce10">
            <text:p>High %</text:p>
          </table:table-cell>
          <table:covered-table-cell/>
          <table:table-cell office:value-type="float" office:value="4" table:style-name="ce5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14" table:style-name="ce6">
            <text:p>14</text:p>
          </table:table-cell>
          <table:table-cell office:value-type="float" office:value="28" table:style-name="ce7">
            <text:p>28</text:p>
          </table:table-cell>
          <table:table-cell office:value-type="float" office:value="56" table:style-name="ce7">
            <text:p>56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2" table:number-rows-spanned="1" table:style-name="ce10">
            <text:p>Medium %</text:p>
          </table:table-cell>
          <table:covered-table-cell/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20" table:style-name="ce6">
            <text:p>20</text:p>
          </table:table-cell>
          <table:table-cell office:value-type="float" office:value="40" table:style-name="ce7">
            <text:p>4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2" table:number-rows-spanned="1" table:style-name="ce10">
            <text:p>Low %<text:s/></text:p>
          </table:table-cell>
          <table:covered-table-cell/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6">
            <text:p>12</text:p>
          </table:table-cell>
          <table:table-cell office:value-type="float" office:value="24" table:style-name="ce6">
            <text:p>24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2" table:number-rows-spanned="1" table:style-name="ce10">
            <text:p>Very Low %<text:s/></text:p>
          </table:table-cell>
          <table:covered-table-cell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table:number-columns-repeated="16377" table:style-name="ce1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dmin</meta:initial-creator>
    <dc:creator>Admin</dc:creator>
    <meta:creation-date>2021-03-13T12:02:21Z</meta:creation-date>
    <dc:date>2021-03-22T16:20:40Z</dc:date>
  </office:meta>
</office:document-meta>
</file>